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26d88" officeooo:paragraph-rsid="00026d88"/>
    </style:style>
    <style:style style:name="P2" style:family="paragraph" style:parent-style-name="Standard">
      <style:text-properties officeooo:rsid="00026d88" officeooo:paragraph-rsid="000322fd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2pt" fo:font-weight="bold" officeooo:rsid="000322fd" officeooo:paragraph-rsid="000322fd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2pt" style:text-underline-style="solid" style:text-underline-type="double" style:text-underline-width="auto" style:text-underline-color="font-color" fo:font-weight="normal" officeooo:rsid="000736e5" officeooo:paragraph-rsid="000c8e7f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2pt" fo:font-weight="normal" officeooo:rsid="000736e5" officeooo:paragraph-rsid="000c8e7f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 style:list-style-name="L2" style:master-page-name="">
      <style:paragraph-properties fo:margin-top="0in" fo:margin-bottom="0in" style:contextual-spacing="false" fo:text-align="justify" style:justify-single-word="false" style:page-number="auto"/>
      <style:text-properties officeooo:paragraph-rsid="000c8e7f"/>
    </style:style>
    <style:style style:name="T1" style:family="text">
      <style:text-properties style:font-name="Times New Roman" fo:font-size="12pt" fo:font-weight="bold" officeooo:rsid="00050083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font-weight="bold" officeooo:rsid="000322fd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text-underline-style="none" fo:font-weight="normal" officeooo:rsid="000c8e7f" style:font-size-asian="12pt" style:font-weight-asian="normal" style:font-name-complex="Times New Roman1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9f549"/>
    </style:style>
    <style:style style:name="T6" style:family="text">
      <style:text-properties officeooo:rsid="000c8e7f"/>
    </style:style>
    <style:style style:name="T7" style:family="text">
      <style:text-properties officeooo:rsid="000d96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читуван <text:s/><text:span text:style-name="T1"><text:text-input text:description="">$user.fistName</text:text-input></text:span><text:span text:style-name="T4"> </text:span><text:span text:style-name="T2"><text:text-input text:description="">$user.lastName</text:text-input></text:span></text:p>
      <text:p text:style-name="P1"/>
      <text:p text:style-name="P1">Сакаме да ве известиме за ова и ова. </text:p>
      <text:p text:style-name="P1"/>
      <text:p text:style-name="P1">Со почит</text:p>
      <text:p text:style-name="P3"><text:text-input text:description="">$companyName</text:text-input></text:p>
      <text:p text:style-name="P3"/>
      <text:p text:style-name="P5"><text:span text:style-name="T6"><text:text-input text:description="">#foreach( $oi in $orderItems )</text:text-input></text:span><text:span text:style-name="T6"> </text:span></text:p>
      <text:list xml:id="list3288774863685068707" text:style-name="L2">
        <text:list-item>
          <text:p text:style-name="P6"><text:span text:style-name="T3"><text:text-input text:description="">$oi.book.name</text:text-input></text:span><text:span text:style-name="T3"> <text:tab/><text:tab/></text:span><text:span text:style-name="T3"><text:text-input text:description="">$oi.book.price</text:text-input></text:span></text:p>
        </text:list-item>
      </text:list>
      <text:p text:style-name="P4"><text:span text:style-name="T6"><text:text-input text:description="">#end</text:text-input></text:span></text:p>
      <text:p text:style-name="P5">Датум: <text:span text:style-name="T7"><text:text-input text:description="">$formatter.print($date)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7:23:45.138910712</meta:creation-date>
    <dc:date>2015-05-13T17:37:50.988475023</dc:date>
    <meta:editing-duration>PT11M5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41" meta:character-count="209" meta:non-whitespace-character-count="188"/>
  </office:meta>
</office:document-meta>
</file>